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500000882A24E4B08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gr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319cm" fo:min-width="8.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35cm" fo:min-width="7.724cm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svg:stroke-width="0.15cm" svg:stroke-color="#ff0000" draw:marker-start-width="0.425cm" draw:marker-end-width="0.425cm" draw:fill="none" loext:fill-use-slide-background="false" draw:textarea-horizontal-align="justify" draw:textarea-vertical-align="middle" draw:auto-grow-height="false" fo:min-height="1.15cm" fo:min-width="0.45cm" fo:padding-top="0.2cm" fo:padding-bottom="0.2cm" fo:padding-left="0.325cm" fo:padding-right="0.325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ffffff" loext:fill-use-slide-background="false" draw:textarea-horizontal-align="justify" draw:textarea-vertical-align="middle" draw:auto-grow-height="false" fo:min-height="2.65cm" fo:min-width="1.1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8pt"/>
    </style:style>
    <style:style style:name="P4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Arial" fo:font-size="8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115cm" svg:height="21.233cm" svg:x="2.5cm" svg:y="3.65cm">
          <draw:image xlink:href="Pictures/100000010000067500000882A24E4B08.gif" xlink:type="simple" xlink:show="embed" xlink:actuate="onLoad" draw:mime-type="image/gif">
            <text:p/>
          </draw:image>
        </draw:frame>
        <draw:frame draw:style-name="gr2" draw:text-style-name="P3" draw:layer="layout" svg:width="6.35cm" svg:height="0.569cm" svg:x="12.3cm" svg:y="28.15cm">
          <draw:text-box>
            <text:p text:style-name="P2"><text:span text:style-name="T1">File <text:s text:c="2"/></text:span><text:span text:style-name="T1"><text:file-name text:display="name">20241108a_visualisierung_22_prozent_verlust</text:file-name></text:span></text:p>
          </draw:text-box>
        </draw:frame>
        <draw:frame draw:style-name="gr3" draw:text-style-name="P4" draw:layer="layout" svg:width="7.05cm" svg:height="0.839cm" svg:x="10.25cm" svg:y="22.75cm">
          <draw:text-box>
            <text:p><text:span text:style-name="T2">Fernleitung Verluste 22%</text:span></text:p>
          </draw:text-box>
        </draw:frame>
        <draw:g draw:style-name="gr4">
          <draw:custom-shape draw:style-name="gr5" draw:text-style-name="P1" draw:layer="layout" svg:width="1.1cm" svg:height="1.55cm" svg:x="10.2cm" svg:y="23.95cm">
            <text:p text:style-name="P5">X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1cm" svg:height="1.55cm" svg:x="11.3cm" svg:y="23.95cm">
            <text:p text:style-name="P5">X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1cm" svg:height="1.55cm" svg:x="12.4cm" svg:y="23.95cm">
            <text:p text:style-name="P5">X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1cm" svg:height="1.55cm" svg:x="13.5cm" svg:y="23.95cm">
            <text:p text:style-name="P5">X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1cm" svg:height="1.55cm" svg:x="14.6cm" svg:y="23.95cm">
            <text:p text:style-name="P5">X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1cm" svg:height="1.55cm" svg:x="15.7cm" svg:y="23.95cm">
            <text:p text:style-name="P5">X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6" draw:layer="layout" svg:width="1.65cm" svg:height="2.9cm" svg:x="16.6cm" svg:y="23.4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6T11:00:34.244000000</meta:creation-date>
    <dc:date>2024-11-08T16:38:40.468000000</dc:date>
    <meta:editing-duration>PT16H32M31S</meta:editing-duration>
    <meta:editing-cycles>7</meta:editing-cycles>
    <meta:generator>LibreOffice/24.2.6.2$Windows_X86_64 LibreOffice_project/ef66aa7e36a1bb8e65bfbc63aba53045a14d0871</meta:generator>
    <meta:print-date>2024-02-23T10:46:37.589000000</meta:print-date>
    <meta:document-statistic meta:object-count="11"/>
  </office:meta>
</office:document-meta>
</file>